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Процессы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ID процесса</text:p>
          </table:table-cell>
          <table:table-cell office:value-type="string" table:style-name="ce2">
            <text:p>Время выполнения (мс)</text:p>
          </table:table-cell>
          <table:table-cell office:value-type="string" table:style-name="ce2">
            <text:p>ID процесса(-ов) A</text:p>
          </table:table-cell>
          <table:table-cell table:number-columns-repeated="16381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05</text:p>
          </table:table-cell>
          <table:table-cell table:number-columns-repeated="16381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101</text:p>
          </table:table-cell>
          <table:table-cell table:number-columns-repeated="16381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02</text:p>
          </table:table-cell>
          <table:table-cell table:number-columns-repeated="16381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105</text:p>
          </table:table-cell>
          <table:table-cell table:number-columns-repeated="16381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02;104</text:p>
          </table:table-cell>
          <table:table-cell table:number-columns-repeated="16381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05;103</text:p>
          </table:table-cell>
          <table:table-cell table:number-columns-repeated="16381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102;106</text:p>
          </table:table-cell>
          <table:table-cell table:number-columns-repeated="16381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115</text:p>
          </table:table-cell>
          <table:table-cell table:number-columns-repeated="16381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103;110</text:p>
          </table:table-cell>
          <table:table-cell table:number-columns-repeated="16381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103;102;108</text:p>
          </table:table-cell>
          <table:table-cell table:number-columns-repeated="16381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112;106;121</text:p>
          </table:table-cell>
          <table:table-cell table:number-columns-repeated="16381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122;121</text:p>
          </table:table-cell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penpyxl</meta:initial-creator>
    <dc:creator>ASUS</dc:creator>
    <meta:creation-date>2026-01-19T05:54:11Z</meta:creation-date>
    <dc:date>2026-01-19T05:55:15Z</dc:date>
  </office:meta>
</office:document-meta>
</file>